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-color="#fffbcc" draw:textarea-horizontal-align="justify" draw:textarea-vertical-align="top" draw:auto-grow-height="false" fo:min-height="3.044cm" fo:min-width="4.104cm"/>
    </style:style>
    <style:style style:name="gr2" style:family="graphic" style:parent-style-name="standard">
      <style:graphic-properties svg:stroke-color="#000000" draw:fill-color="#4dfbff" draw:textarea-horizontal-align="justify" draw:textarea-vertical-align="top" draw:auto-grow-height="false" fo:min-height="1.782cm" fo:min-width="2.829cm"/>
    </style:style>
    <style:style style:name="gr3" style:family="graphic" style:parent-style-name="standard">
      <style:graphic-properties svg:stroke-color="#000000" draw:fill-color="#c7feff" draw:textarea-horizontal-align="justify" draw:textarea-vertical-align="top" draw:auto-grow-height="false" fo:min-height="4.899cm" fo:min-width="4.154cm"/>
    </style:style>
    <style:style style:name="gr4" style:family="graphic" style:parent-style-name="standard">
      <style:graphic-properties svg:stroke-color="#000000" draw:fill-color="#8f93c7" draw:textarea-horizontal-align="justify" draw:textarea-vertical-align="top" draw:auto-grow-height="false" fo:min-height="5.754cm" fo:min-width="4.95cm"/>
    </style:style>
    <style:style style:name="gr5" style:family="graphic" style:parent-style-name="standard">
      <style:graphic-properties svg:stroke-color="#000000" draw:fill-color="#dddddd" draw:textarea-horizontal-align="justify" draw:textarea-vertical-align="top" draw:auto-grow-height="false" fo:min-height="5.613cm" fo:min-width="4.676cm"/>
    </style:style>
    <style:style style:name="gr6" style:family="graphic" style:parent-style-name="standard">
      <style:graphic-properties svg:stroke-color="#000000" draw:fill-color="#dfcce4" draw:textarea-horizontal-align="justify" draw:textarea-vertical-align="top" draw:auto-grow-height="false" fo:min-height="5.313cm" fo:min-width="4.58cm"/>
    </style:style>
    <style:style style:name="gr7" style:family="graphic" style:parent-style-name="standard">
      <style:graphic-properties svg:stroke-color="#000000" draw:fill-color="#8ccfb7" draw:textarea-horizontal-align="justify" draw:textarea-vertical-align="top" draw:auto-grow-height="false" fo:min-height="6.311cm" fo:min-width="4.822cm"/>
    </style:style>
    <style:style style:name="gr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adc5e7" draw:textarea-horizontal-align="justify" draw:textarea-vertical-align="top" draw:auto-grow-height="false" fo:min-height="5.846cm" fo:min-width="5.85cm" fo:padding-top="0.165cm" fo:padding-bottom="0.165cm" fo:padding-left="0.29cm" fo:padding-right="0.29cm"/>
    </style:style>
    <style:style style:name="gr9" style:family="graphic" style:parent-style-name="standard">
      <style:graphic-properties svg:stroke-color="#000000" draw:fill-color="#fff200" draw:textarea-horizontal-align="justify" draw:textarea-vertical-align="middle" draw:auto-grow-height="false" fo:min-height="0.915cm" fo:min-width="5.343cm"/>
    </style:style>
    <style:style style:name="gr10" style:family="graphic" style:parent-style-name="standard">
      <style:graphic-properties svg:stroke-color="#000000" draw:fill-color="#bee3d3" draw:textarea-horizontal-align="justify" draw:textarea-vertical-align="middle" draw:auto-grow-height="false" fo:min-height="0.766cm" fo:min-width="4.199cm"/>
    </style:style>
    <style:style style:name="gr11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2.823cm"/>
    </style:style>
    <style:style style:name="gr12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2.82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cd4d1" draw:textarea-horizontal-align="justify" draw:textarea-vertical-align="middle" draw:auto-grow-height="false" fo:min-height="0.766cm" fo:min-width="3.183cm" fo:padding-top="0.165cm" fo:padding-bottom="0.165cm" fo:padding-left="0.29cm" fo:padding-right="0.29cm"/>
    </style:style>
    <style:style style:name="gr15" style:family="graphic" style:parent-style-name="standard">
      <style:graphic-properties svg:stroke-color="#000000" draw:fill-color="#fcd4d1" draw:textarea-horizontal-align="justify" draw:textarea-vertical-align="middle" draw:auto-grow-height="false" fo:min-height="0.766cm" fo:min-width="3.366cm"/>
    </style:style>
    <style:style style:name="gr16" style:family="graphic" style:parent-style-name="standard">
      <style:graphic-properties svg:stroke-color="#000000" draw:fill-color="#fff200" draw:textarea-horizontal-align="justify" draw:textarea-vertical-align="middle" draw:auto-grow-height="false" fo:min-height="1.082cm" fo:min-width="2.823cm"/>
    </style:style>
    <style:style style:name="gr17" style:family="graphic" style:parent-style-name="standard">
      <style:graphic-properties svg:stroke-color="#000000" draw:fill-color="#fffbcc" draw:textarea-horizontal-align="justify" draw:textarea-vertical-align="middle" draw:auto-grow-height="false" fo:min-height="0.766cm" fo:min-width="4.199cm"/>
    </style:style>
    <style:style style:name="gr1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ce4e5" draw:textarea-horizontal-align="justify" draw:textarea-vertical-align="middle" draw:auto-grow-height="false" fo:min-height="0.766cm" fo:min-width="4.199cm" fo:padding-top="0.165cm" fo:padding-bottom="0.165cm" fo:padding-left="0.29cm" fo:padding-right="0.29cm"/>
    </style:style>
    <style:style style:name="gr19" style:family="graphic" style:parent-style-name="standard">
      <style:graphic-properties svg:stroke-color="#000000" draw:fill-color="#fff200" draw:textarea-horizontal-align="justify" draw:textarea-vertical-align="middle" draw:auto-grow-height="false" fo:min-height="0.826cm" fo:min-width="2.823cm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1" style:family="graphic" style:parent-style-name="standard">
      <style:graphic-properties draw:stroke="dash" draw:stroke-dash="Fine_20_Dashed" svg:stroke-color="#000000" draw:fill-color="#fcd4d1" draw:textarea-horizontal-align="justify" draw:textarea-vertical-align="middle" draw:auto-grow-height="false" fo:min-height="0.766cm" fo:min-width="4.238cm"/>
    </style:style>
    <style:style style:name="gr2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3" style:family="graphic" style:parent-style-name="standard">
      <style:graphic-properties draw:stroke="dash" draw:stroke-dash="Fine_20_Dashed" svg:stroke-color="#000000" draw:fill-color="#fffbcc" draw:textarea-horizontal-align="justify" draw:textarea-vertical-align="middle" draw:auto-grow-height="false" fo:min-height="0.766cm" fo:min-width="4.199cm"/>
    </style:style>
    <style:style style:name="gr24" style:family="graphic" style:parent-style-name="standard">
      <style:graphic-properties svg:stroke-color="#000000" draw:fill-color="#bcaed5" draw:textarea-horizontal-align="justify" draw:textarea-vertical-align="middle" draw:auto-grow-height="false" fo:min-height="0.766cm" fo:min-width="4.199cm"/>
    </style:style>
    <style:style style:name="gr2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4.199cm"/>
    </style:style>
    <style:style style:name="gr2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dc578" draw:textarea-horizontal-align="justify" draw:textarea-vertical-align="middle" draw:auto-grow-height="false" fo:min-height="0.686cm" fo:min-width="3.411cm" fo:padding-top="0.165cm" fo:padding-bottom="0.165cm" fo:padding-left="0.29cm" fo:padding-right="0.29cm"/>
    </style:style>
    <style:style style:name="gr27" style:family="graphic" style:parent-style-name="standard">
      <style:graphic-properties svg:stroke-color="#000000" draw:fill-color="#faa61a" draw:textarea-horizontal-align="justify" draw:textarea-vertical-align="middle" draw:auto-grow-height="false" fo:min-height="0.534cm" fo:min-width="2.823cm"/>
    </style:style>
    <style:style style:name="gr28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6.101cm"/>
    </style:style>
    <style:style style:name="gr29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5.085cm"/>
    </style:style>
    <style:style style:name="gr30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4.199cm"/>
    </style:style>
    <style:style style:name="gr31" style:family="graphic" style:parent-style-name="standard">
      <style:graphic-properties svg:stroke-color="#000000" draw:fill-color="#8ccfb7" draw:textarea-horizontal-align="justify" draw:textarea-vertical-align="middle" draw:auto-grow-height="false" fo:min-height="0.377cm" fo:min-width="2.823cm"/>
    </style:style>
    <style:style style:name="gr32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2.142cm"/>
    </style:style>
    <style:style style:name="gr33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3.244cm"/>
    </style:style>
    <style:style style:name="gr34" style:family="graphic" style:parent-style-name="standard">
      <style:graphic-properties svg:stroke-color="#000000" draw:fill-color="#f05fff" draw:textarea-horizontal-align="justify" draw:textarea-vertical-align="middle" draw:auto-grow-height="false" fo:min-height="0.766cm" fo:min-width="3.666cm"/>
    </style:style>
    <style:style style:name="gr3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3.666cm"/>
    </style:style>
    <style:style style:name="gr3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ee3d3" draw:textarea-horizontal-align="justify" draw:textarea-vertical-align="middle" draw:auto-grow-height="false" fo:min-height="0.686cm" fo:min-width="4.5cm" fo:padding-top="0.165cm" fo:padding-bottom="0.165cm" fo:padding-left="0.29cm" fo:padding-right="0.29cm"/>
    </style:style>
    <style:style style:name="gr37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577cm"/>
    </style:style>
    <style:style style:name="gr38" style:family="graphic" style:parent-style-name="standard">
      <style:graphic-properties svg:stroke-color="#000000" draw:fill-color="#fcd4d1" draw:textarea-horizontal-align="justify" draw:textarea-vertical-align="middle" draw:auto-grow-height="false" fo:min-height="0.377cm" fo:min-width="2.823cm"/>
    </style:style>
    <style:style style:name="gr39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cf00ff" draw:textarea-horizontal-align="justify" draw:textarea-vertical-align="middle" draw:auto-grow-height="false" fo:min-height="0.686cm" fo:min-width="3.23cm" fo:padding-top="0.165cm" fo:padding-bottom="0.165cm" fo:padding-left="0.29cm" fo:padding-right="0.29cm"/>
    </style:style>
    <style:style style:name="gr40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119cm" fo:padding-top="0.165cm" fo:padding-bottom="0.165cm" fo:padding-left="0.29cm" fo:padding-right="0.29cm"/>
    </style:style>
    <style:style style:name="gr41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366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11cm"/>
    </style:style>
    <style:style style:name="gr44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697cm"/>
    </style:style>
    <style:style style:name="gr45" style:family="graphic" style:parent-style-name="standard">
      <style:graphic-properties svg:stroke-color="#000000" draw:fill-color="#3ec4c7" draw:textarea-horizontal-align="justify" draw:textarea-vertical-align="middle" draw:auto-grow-height="false" fo:min-height="0.766cm" fo:min-width="1.646cm"/>
    </style:style>
    <style:style style:name="gr46" style:family="graphic" style:parent-style-name="standard">
      <style:graphic-properties draw:stroke="dash" draw:stroke-dash="Ultrafine_20_Dotted_20__28_var_29_" svg:stroke-width="0.106cm" svg:stroke-color="#ed1c24" draw:marker-start-width="0.359cm" draw:marker-end-width="0.359cm" draw:fill-color="#cf00ff" draw:textarea-horizontal-align="justify" draw:textarea-vertical-align="middle" draw:auto-grow-height="false" fo:min-height="0.66cm" fo:min-width="4.474cm" fo:padding-top="0.178cm" fo:padding-bottom="0.178cm" fo:padding-left="0.303cm" fo:padding-right="0.303cm"/>
    </style:style>
    <style:style style:name="gr47" style:family="graphic" style:parent-style-name="standard">
      <style:graphic-properties svg:stroke-color="#000000" draw:fill-color="#fff200" draw:textarea-horizontal-align="justify" draw:textarea-vertical-align="middle" draw:auto-grow-height="false" fo:min-height="0.205cm" fo:min-width="2.936cm"/>
    </style:style>
    <style:style style:name="gr48" style:family="graphic" style:parent-style-name="standard">
      <style:graphic-properties svg:stroke-color="#000000" draw:fill-color="#f7a19a" draw:textarea-horizontal-align="justify" draw:textarea-vertical-align="middle" draw:auto-grow-height="false" fo:min-height="0.766cm" fo:min-width="3.666cm"/>
    </style:style>
    <style:style style:name="gr49" style:family="graphic" style:parent-style-name="standard">
      <style:graphic-properties svg:stroke-color="#000000" draw:fill-color="#cf00ff" draw:textarea-horizontal-align="justify" draw:textarea-vertical-align="middle" draw:auto-grow-height="false" fo:min-height="0.655cm" fo:min-width="2.556cm"/>
    </style:style>
    <style:style style:name="gr50" style:family="graphic" style:parent-style-name="standard">
      <style:graphic-properties svg:stroke-color="#000000" draw:fill-color="#fff200" draw:textarea-horizontal-align="justify" draw:textarea-vertical-align="middle" draw:auto-grow-height="false" fo:min-height="0.216cm" fo:min-width="2.936cm"/>
    </style:style>
    <style:style style:name="gr51" style:family="graphic" style:parent-style-name="standard">
      <style:graphic-properties svg:stroke-color="#000000" draw:fill-color="#cf00ff" draw:textarea-horizontal-align="justify" draw:textarea-vertical-align="middle" draw:auto-grow-height="false" fo:min-height="0.841cm" fo:min-width="3.524cm"/>
    </style:style>
    <style:style style:name="gr52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281cm"/>
    </style:style>
    <style:style style:name="gr53" style:family="graphic" style:parent-style-name="standard">
      <style:graphic-properties svg:stroke-color="#000000" draw:fill-color="#cf00ff" draw:textarea-horizontal-align="justify" draw:textarea-vertical-align="middle" draw:auto-grow-height="false" fo:min-height="0.766cm" fo:min-width="2.082cm"/>
    </style:style>
    <style:style style:name="gr54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5" style:family="graphic" style:parent-style-name="objectwithoutfill">
      <style:graphic-properties draw:stroke="soli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6" style:family="graphic" style:parent-style-name="objectwithoutfill">
      <style:graphic-properties draw:stroke="solid" svg:stroke-width="0.212cm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57" style:family="graphic" style:parent-style-name="standard">
      <style:graphic-properties svg:stroke-color="#000000" draw:fill-color="#000000" draw:textarea-horizontal-align="justify" draw:textarea-vertical-align="middle" draw:auto-grow-height="false" fo:min-height="0.205cm" fo:min-width="0.438cm"/>
    </style:style>
    <style:style style:name="gr58" style:family="graphic" style:parent-style-name="standard">
      <style:graphic-properties svg:stroke-color="#000000" draw:fill-color="#00ff00" draw:textarea-horizontal-align="justify" draw:textarea-vertical-align="middle" draw:auto-grow-height="false" fo:min-height="0.466cm" fo:min-width="2.35cm"/>
    </style:style>
    <style:style style:name="P1" style:family="paragraph">
      <style:paragraph-properties fo:margin-left="0cm" fo:margin-right="0cm" fo:margin-top="0.2cm" fo:margin-bottom="0.2cm" fo:line-height="100%" fo:text-align="start" fo:text-indent="0cm"/>
    </style:style>
    <style:style style:name="P2" style:family="paragraph">
      <loext:graphic-properties draw:fill-color="#fffbcc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4dfb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loext:graphic-properties draw:fill-color="#c7feff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-color="#8f93c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ddddd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dfcce4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8ccfb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adc5e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fff200"/>
      <style:paragraph-properties fo:text-align="center"/>
    </style:style>
    <style:style style:name="P13" style:family="paragraph">
      <loext:graphic-properties draw:fill-color="#bee3d3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cd4d1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-color="#fffbcc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bce4e5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bcaed5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-color="#fedcc6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-color="#fdc578"/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-color="#faa61a"/>
      <style:paragraph-properties fo:text-align="center"/>
    </style:style>
    <style:style style:name="P22" style:family="paragraph">
      <loext:graphic-properties draw:fill-color="#f37b70"/>
      <style:paragraph-properties fo:text-align="center"/>
      <style:text-properties fo:font-size="12pt" style:font-size-asian="12pt" style:font-size-complex="12pt"/>
    </style:style>
    <style:style style:name="P23" style:family="paragraph">
      <loext:graphic-properties draw:fill-color="#8ccfb7"/>
      <style:paragraph-properties fo:text-align="center"/>
      <style:text-properties fo:color="#bee3d3"/>
    </style:style>
    <style:style style:name="P24" style:family="paragraph">
      <loext:graphic-properties draw:fill-color="#f05fff"/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-color="#fcd4d1"/>
      <style:paragraph-properties fo:text-align="center"/>
    </style:style>
    <style:style style:name="P26" style:family="paragraph">
      <loext:graphic-properties draw:fill-color="#cf00ff"/>
      <style:paragraph-properties fo:text-align="center"/>
      <style:text-properties fo:font-size="12pt" style:font-size-asian="12pt" style:font-size-complex="12pt"/>
    </style:style>
    <style:style style:name="P27" style:family="paragraph">
      <loext:graphic-properties draw:fill-color="#72bf44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-color="#3ec4c7"/>
      <style:paragraph-properties fo:text-align="center"/>
      <style:text-properties fo:font-size="12pt" style:font-size-asian="12pt" style:font-size-complex="12pt"/>
    </style:style>
    <style:style style:name="P29" style:family="paragraph">
      <loext:graphic-properties draw:fill-color="#f7a19a"/>
      <style:paragraph-properties fo:text-align="center"/>
      <style:text-properties fo:font-size="12pt" style:font-size-asian="12pt" style:font-size-complex="12pt"/>
    </style:style>
    <style:style style:name="P30" style:family="paragraph">
      <style:paragraph-properties fo:text-align="center"/>
      <style:text-properties fo:color="#ffffff" fo:font-weight="bold" style:font-weight-asian="bold" style:font-weight-complex="bold"/>
    </style:style>
    <style:style style:name="P31" style:family="paragraph">
      <loext:graphic-properties draw:fill-color="#000000"/>
      <style:paragraph-properties fo:text-align="center"/>
      <style:text-properties fo:color="#ffffff" fo:font-weight="bold" style:font-weight-asian="bold" style:font-weight-complex="bold"/>
    </style:style>
    <style:style style:name="P32" style:family="paragraph">
      <loext:graphic-properties draw:fill-color="#00ff00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72cm" svg:height="3.556cm" svg:x="26.743cm" svg:y="33.085cm">
          <text:p text:style-name="P1"><text:span text:style-name="T1">diagdiph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4" xml:id="id56" draw:id="id56" draw:layer="layout" svg:width="3.329cm" svg:height="2.032cm" svg:x="32.142cm" svg:y="29.231cm">
          <text:p text:style-name="P3"><text:span text:style-name="T2">viewPWplot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54" draw:id="id54" draw:layer="layout" svg:width="5.026cm" svg:height="5.559cm" svg:x="25.619cm" svg:y="26.545cm">
          <text:p text:style-name="P5"><text:span text:style-name="T3">$bruDir/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7" draw:layer="layout" svg:width="5.45cm" svg:height="6.004cm" svg:x="13.023cm" svg:y="24.764cm">
          <text:p text:style-name="P5"><text:span text:style-name="T3">Orthogonality</text:span><text:span text:style-name="T3">Loop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xml:id="id6" draw:id="id6" draw:layer="layout" svg:width="5.588cm" svg:height="6.331cm" svg:x="12.565cm" svg:y="10.417cm">
          <text:p text:style-name="P5"><text:span text:style-name="T3">OUTROOT FIL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9" draw:layer="layout" svg:width="5.08cm" svg:height="5.563cm" svg:x="20.581cm" svg:y="15.213cm">
          <text:p text:style-name="P5"><text:span text:style-name="T3">analysi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5.746cm" svg:height="7.085cm" svg:x="26.242cm" svg:y="16.229cm">
          <text:p text:style-name="P5"><text:span text:style-name="T3">spinroot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1" draw:layer="layout" svg:width="6.35cm" svg:height="6.096cm" svg:x="12.25cm" svg:y="3.667cm">
          <text:p text:style-name="P5"><text:span text:style-name="T3">runDiskim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2" xml:id="id1" draw:id="id1" draw:layer="layout" svg:width="6.477cm" svg:height="1.651cm" svg:x="12.297cm" svg:y="1.254cm">
          <text:p text:style-name="P3"><text:span text:style-name="T2">Trains / DS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3" xml:id="id2" draw:id="id2" draw:layer="layout" svg:width="4.699cm" svg:height="1.016cm" svg:x="13.185cm" svg:y="4.683cm">
          <text:p text:style-name="P3"><text:span text:style-name="T2">skimDihadron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3" draw:id="id3" draw:layer="layout" svg:width="3.683cm" svg:height="0.889cm" svg:x="13.69cm" svg:y="6.516cm">
          <text:p text:style-name="P3"><text:span text:style-name="T2">diskim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3" xml:id="id4" draw:id="id4" draw:layer="layout" svg:width="4.699cm" svg:height="1.016cm" svg:x="13.185cm" svg:y="8.184cm">
          <text:p text:style-name="P3"><text:span text:style-name="T2">calcKinema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38" draw:id="id38" draw:layer="layout" svg:width="3.683cm" svg:height="1.016cm" svg:x="13.7cm" svg:y="13.341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5.536cm" svg:y1="2.905cm" svg:x2="15.535cm" svg:y2="4.683cm" draw:start-shape="id1" draw:start-glue-point="6" draw:end-shape="id2" draw:end-glue-point="4" svg:d="M15536 2905l-1 1778" svg:viewBox="0 0 2 1779">
          <text:p/>
        </draw:connector>
        <draw:connector draw:style-name="gr13" draw:text-style-name="P14" draw:layer="layout" draw:type="line" svg:x1="15.535cm" svg:y1="5.699cm" svg:x2="15.531cm" svg:y2="6.516cm" draw:start-shape="id2" draw:start-glue-point="6" draw:end-shape="id3" draw:end-glue-point="4" svg:d="M15535 5699l-4 817" svg:viewBox="0 0 5 818">
          <text:p/>
        </draw:connector>
        <draw:connector draw:style-name="gr13" draw:text-style-name="P14" draw:layer="layout" draw:type="line" svg:x1="15.531cm" svg:y1="7.405cm" svg:x2="15.535cm" svg:y2="8.184cm" draw:start-shape="id3" draw:start-glue-point="6" draw:end-shape="id4" draw:end-glue-point="4" svg:d="M15531 7405l4 779" svg:viewBox="0 0 5 780">
          <text:p/>
        </draw:connector>
        <draw:connector draw:style-name="gr13" draw:text-style-name="P14" draw:layer="layout" draw:type="line" svg:x1="15.535cm" svg:y1="9.2cm" svg:x2="15.541cm" svg:y2="11.642cm" draw:start-shape="id4" draw:start-glue-point="6" draw:end-shape="id5" draw:end-glue-point="0" svg:d="M15535 9200l6 2442" svg:viewBox="0 0 7 2443">
          <text:p/>
        </draw:connector>
        <draw:custom-shape draw:style-name="gr14" draw:text-style-name="P15" xml:id="id7" draw:id="id7" draw:layer="layout" svg:width="3.683cm" svg:height="1.016cm" svg:x="21.153cm" svg:y="16.31cm">
          <text:p text:style-name="P3"><text:span text:style-name="T2">build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4" draw:id="id14" draw:layer="layout" svg:width="3.683cm" svg:height="0.889cm" svg:x="27.304cm" svg:y="17.372cm">
          <text:p text:style-name="P3"><text:span text:style-name="T2">spin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line-skew="0.121cm" svg:x1="18.153cm" svg:y1="13.583cm" svg:x2="21.153cm" svg:y2="16.818cm" draw:start-shape="id6" draw:start-glue-point="7" draw:end-shape="id7" svg:d="M18153 13583h1601v3235h1399" svg:viewBox="0 0 3001 3236">
          <text:p/>
        </draw:connector>
        <draw:custom-shape draw:style-name="gr15" draw:text-style-name="P15" xml:id="id40" draw:id="id40" draw:layer="layout" svg:width="3.866cm" svg:height="1.016cm" svg:x="21.092cm" svg:y="17.772cm">
          <text:p text:style-name="P3"><text:span text:style-name="T2">cat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1" draw:id="id41" draw:layer="layout" svg:width="3.683cm" svg:height="0.889cm" svg:x="27.304cm" svg:y="18.777cm">
          <text:p text:style-name="P3"><text:span text:style-name="T2">cat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12" xml:id="id43" draw:id="id43" draw:layer="layout" svg:width="3.683cm" svg:height="0.889cm" svg:x="27.304cm" svg:y="20.277cm">
          <text:p text:style-name="P3"><text:span text:style-name="T2">asym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5" xml:id="id42" draw:id="id42" draw:layer="layout" svg:width="3.866cm" svg:height="1.016cm" svg:x="21.093cm" svg:y="19.273cm">
          <text:p text:style-name="P3"><text:span text:style-name="T2">asym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2" xml:id="id9" draw:id="id9" draw:layer="layout" svg:width="3.683cm" svg:height="1.886cm" svg:x="21.851cm" svg:y="5.572cm">
          <text:p text:style-name="P3"><text:span text:style-name="T2">plo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6" xml:id="id8" draw:id="id8" draw:layer="layout" svg:width="4.699cm" svg:height="1.016cm" svg:x="21.37cm" svg:y="8.505cm">
          <text:p text:style-name="P3"><text:span text:style-name="T2">diagnos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23.719cm" svg:y1="8.505cm" svg:x2="23.692cm" svg:y2="7.458cm" draw:start-shape="id8" draw:end-shape="id9" draw:end-glue-point="6" svg:d="M23719 8505l-27-1047" svg:viewBox="0 0 28 1048">
          <text:p/>
        </draw:connector>
        <draw:custom-shape draw:style-name="gr17" draw:text-style-name="P16" xml:id="id10" draw:id="id10" draw:layer="layout" svg:width="4.699cm" svg:height="1.016cm" svg:x="27.139cm" svg:y="7.92cm">
          <text:p text:style-name="P3"><text:span text:style-name="T2">Mh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-0.001cm" svg:x1="18.153cm" svg:y1="13.583cm" svg:x2="21.37cm" svg:y2="9.013cm" draw:start-shape="id6" draw:start-glue-point="7" draw:end-shape="id8" draw:end-glue-point="5" svg:d="M18153 13583h1608v-4570h1609" svg:viewBox="0 0 3218 4571">
          <text:p/>
        </draw:connector>
        <draw:custom-shape draw:style-name="gr18" draw:text-style-name="P17" xml:id="id11" draw:id="id11" draw:layer="layout" svg:width="4.699cm" svg:height="1.016cm" svg:x="21.67cm" svg:y="12.541cm">
          <text:p text:style-name="P3"><text:span text:style-name="T2">buildRoose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2" xml:id="id12" draw:id="id12" draw:layer="layout" svg:width="3.683cm" svg:height="1.524cm" svg:x="27.685cm" svg:y="10.779cm">
          <text:p text:style-name="P3"><text:span text:style-name="T2">roo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25.534cm" svg:y1="6.515cm" svg:x2="29.489cm" svg:y2="7.92cm" draw:start-shape="id9" draw:start-glue-point="7" draw:end-shape="id10" draw:end-glue-point="4" svg:d="M25534 6515h3955v1405" svg:viewBox="0 0 3956 1406">
          <text:p/>
        </draw:connector>
        <draw:connector draw:style-name="gr13" draw:text-style-name="P14" draw:layer="layout" draw:line-skew="-0.138cm" svg:x1="18.153cm" svg:y1="13.583cm" svg:x2="21.67cm" svg:y2="13.049cm" draw:start-shape="id6" draw:start-glue-point="7" draw:end-shape="id11" draw:end-glue-point="5" svg:d="M18153 13583h1601v-534h1916" svg:viewBox="0 0 3518 535">
          <text:p/>
        </draw:connector>
        <draw:connector draw:style-name="gr20" draw:text-style-name="P14" draw:layer="layout" draw:type="line" svg:x1="29.489cm" svg:y1="8.936cm" svg:x2="29.526cm" svg:y2="10.779cm" draw:start-shape="id10" draw:start-glue-point="6" draw:end-shape="id12" draw:end-glue-point="4" svg:d="M29489 8936l37 1843" svg:viewBox="0 0 38 1844">
          <text:p/>
        </draw:connector>
        <draw:connector draw:style-name="gr13" draw:text-style-name="P14" draw:layer="layout" draw:type="lines" svg:x1="26.369cm" svg:y1="13.049cm" svg:x2="27.685cm" svg:y2="11.541cm" draw:start-shape="id11" draw:start-glue-point="7" draw:end-shape="id12" draw:end-glue-point="5" svg:d="M26369 13049h541l273-1508h502" svg:viewBox="0 0 1317 1509">
          <text:p/>
        </draw:connector>
        <draw:custom-shape draw:style-name="gr21" draw:text-style-name="P15" xml:id="id13" draw:id="id13" draw:layer="layout" svg:width="4.738cm" svg:height="1.016cm" svg:x="26.789cm" svg:y="13.508cm">
          <text:p text:style-name="P3"><text:span text:style-name="T2">buildSpinroot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s" svg:x1="29.526cm" svg:y1="12.303cm" svg:x2="29.158cm" svg:y2="13.508cm" draw:start-shape="id12" draw:start-glue-point="6" draw:end-shape="id13" draw:end-glue-point="4" svg:d="M29526 12303v502l-368 202v501" svg:viewBox="0 0 369 1206">
          <text:p/>
        </draw:connector>
        <draw:connector draw:style-name="gr22" draw:text-style-name="P14" draw:layer="layout" draw:type="lines" svg:x1="29.158cm" svg:y1="14.524cm" svg:x2="29.145cm" svg:y2="17.372cm" draw:start-shape="id13" draw:start-glue-point="6" draw:end-shape="id14" draw:end-glue-point="4" svg:d="M29158 14524v502l-13 1844v502" svg:viewBox="0 0 14 2849">
          <text:p/>
        </draw:connector>
        <draw:custom-shape draw:style-name="gr23" draw:text-style-name="P16" xml:id="id15" draw:id="id15" draw:layer="layout" svg:width="4.699cm" svg:height="1.016cm" svg:x="31.961cm" svg:y="12.357cm">
          <text:p text:style-name="P3"><text:span text:style-name="T2">diagnostics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s" svg:x1="31.368cm" svg:y1="11.541cm" svg:x2="34.311cm" svg:y2="12.357cm" draw:start-shape="id12" draw:start-glue-point="7" draw:end-shape="id15" draw:end-glue-point="4" svg:d="M31368 11541h501l2442 315v501" svg:viewBox="0 0 2944 817">
          <text:p/>
        </draw:connector>
        <draw:custom-shape draw:style-name="gr24" draw:text-style-name="P18" xml:id="id16" draw:id="id16" draw:layer="layout" svg:width="4.699cm" svg:height="1.016cm" svg:x="13.293cm" svg:y="25.634cm">
          <text:p text:style-name="P3"><text:span text:style-name="T2">BuildOrtho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7" draw:id="id17" draw:layer="layout" svg:width="3.683cm" svg:height="0.889cm" svg:x="13.774cm" svg:y="27.532cm">
          <text:p text:style-name="P3"><text:span text:style-name="T2">ortho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4" draw:text-style-name="P18" xml:id="id18" draw:id="id18" draw:layer="layout" svg:width="4.699cm" svg:height="1.016cm" svg:x="13.273cm" svg:y="29.147cm">
          <text:p text:style-name="P3"><text:span text:style-name="T2">Orthogonality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1.099cm" svg:x1="18.153cm" svg:y1="13.583cm" svg:x2="17.992cm" svg:y2="26.142cm" draw:start-shape="id6" draw:start-glue-point="7" draw:end-shape="id16" draw:end-glue-point="7" svg:d="M18153 13583h1601v12559h-1762" svg:viewBox="0 0 1763 12560">
          <text:p/>
        </draw:connector>
        <draw:connector draw:style-name="gr13" draw:text-style-name="P14" draw:layer="layout" draw:type="lines" svg:x1="15.615cm" svg:y1="28.421cm" svg:x2="15.622cm" svg:y2="29.147cm" draw:start-shape="id17" draw:start-glue-point="6" draw:end-shape="id18" draw:end-glue-point="0" svg:d="M15615 28421v501l7-276v501" svg:viewBox="0 0 8 727">
          <text:p/>
        </draw:connector>
        <draw:custom-shape draw:style-name="gr25" draw:text-style-name="P19" xml:id="id19" draw:id="id19" draw:layer="layout" svg:width="4.699cm" svg:height="1.016cm" svg:x="13.454cm" svg:y="32.648cm">
          <text:p text:style-name="P3"><text:span text:style-name="T2">countEvent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0" xml:id="id39" draw:id="id39" draw:layer="layout" svg:width="3.991cm" svg:height="1.016cm" svg:x="7.477cm" svg:y="14.416cm">
          <text:p text:style-name="P3"><text:span text:style-name="T2">injectHelicity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1" xml:id="id24" draw:id="id24" draw:layer="layout" svg:width="3.683cm" svg:height="1.11cm" svg:x="13.708cm" svg:y="15.027cm">
          <text:p text:style-name="P3"><text:span text:style-name="T2">mc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5" draw:text-style-name="P19" xml:id="id20" draw:id="id20" draw:layer="layout" svg:width="4.699cm" svg:height="1.016cm" svg:x="13.454cm" svg:y="34.149cm">
          <text:p text:style-name="P3"><text:span text:style-name="T2">kinVsRu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9" xml:id="id21" draw:id="id21" draw:layer="layout" svg:width="4.699cm" svg:height="1.016cm" svg:x="13.454cm" svg:y="35.65cm">
          <text:p text:style-name="P3"><text:span text:style-name="T2">TabulateBinMean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1.099cm" svg:x1="18.153cm" svg:y1="13.583cm" svg:x2="18.153cm" svg:y2="33.156cm" draw:start-shape="id6" draw:start-glue-point="7" draw:end-shape="id19" draw:end-glue-point="7" svg:d="M18153 13583h1601v19573h-1601" svg:viewBox="0 0 1602 19574">
          <text:p/>
        </draw:connector>
        <draw:connector draw:style-name="gr13" draw:text-style-name="P14" draw:layer="layout" draw:line-skew="1.099cm" svg:x1="18.153cm" svg:y1="13.583cm" svg:x2="18.153cm" svg:y2="34.657cm" draw:start-shape="id6" draw:start-glue-point="7" draw:end-shape="id20" draw:end-glue-point="7" svg:d="M18153 13583h1601v21074h-1601" svg:viewBox="0 0 1602 21075">
          <text:p/>
        </draw:connector>
        <draw:connector draw:style-name="gr13" draw:text-style-name="P14" draw:layer="layout" draw:line-skew="1.099cm" svg:x1="18.153cm" svg:y1="13.583cm" svg:x2="18.153cm" svg:y2="36.158cm" draw:start-shape="id6" draw:start-glue-point="7" draw:end-shape="id21" draw:end-glue-point="7" svg:d="M18153 13583h1601v22575h-1601" svg:viewBox="0 0 1602 22576">
          <text:p/>
        </draw:connector>
        <draw:custom-shape draw:style-name="gr15" draw:text-style-name="P15" xml:id="id46" draw:id="id46" draw:layer="layout" svg:width="3.866cm" svg:height="1.016cm" svg:x="32.992cm" svg:y="18.084cm">
          <text:p text:style-name="P3"><text:span text:style-name="T2">Compare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5" xml:id="id45" draw:id="id45" draw:layer="layout" svg:width="3.866cm" svg:height="1.016cm" svg:x="33.048cm" svg:y="16.687cm">
          <text:p text:style-name="P3"><text:span text:style-name="T2">Draw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9" xml:id="id22" draw:id="id22" draw:layer="layout" svg:width="6.601cm" svg:height="1.016cm" svg:x="26.063cm" svg:y="4.73cm">
          <text:p text:style-name="P3"><text:span text:style-name="T2">drawDepolarizationFactorPlo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9" xml:id="id23" draw:id="id23" draw:layer="layout" svg:width="5.585cm" svg:height="1.016cm" svg:x="26.063cm" svg:y="3.631cm">
          <text:p text:style-name="P3"><text:span text:style-name="T2">Draw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3cm" svg:y2="5.238cm" draw:start-shape="id9" draw:start-glue-point="4" draw:end-shape="id22" draw:end-glue-point="5" svg:d="M23692 5572v-334h2371" svg:viewBox="0 0 2372 335">
          <text:p/>
        </draw:connector>
        <draw:connector draw:style-name="gr13" draw:text-style-name="P14" draw:layer="layout" svg:x1="23.692cm" svg:y1="5.572cm" svg:x2="26.063cm" svg:y2="4.139cm" draw:start-shape="id9" draw:start-glue-point="4" draw:end-shape="id23" draw:end-glue-point="5" svg:d="M23692 5572v-1433h2371" svg:viewBox="0 0 2372 1434">
          <text:p/>
        </draw:connector>
        <draw:custom-shape draw:style-name="gr30" draw:text-style-name="P22" xml:id="id25" draw:id="id25" draw:layer="layout" svg:width="4.699cm" svg:height="1.016cm" svg:x="6.431cm" svg:y="17.316cm">
          <text:p text:style-name="P3"><text:span text:style-name="T2">analysis_MC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5.549cm" svg:y1="16.137cm" svg:x2="11.13cm" svg:y2="17.824cm" draw:start-shape="id24" draw:start-glue-point="6" draw:end-shape="id25" draw:end-glue-point="7" svg:d="M15549 16137v1687h-4419" svg:viewBox="0 0 4420 1688">
          <text:p/>
        </draw:connector>
        <draw:custom-shape draw:style-name="gr31" draw:text-style-name="P23" xml:id="id26" draw:id="id26" draw:layer="layout" svg:width="3.683cm" svg:height="0.889cm" svg:x="1.343cm" svg:y="17.391cm">
          <text:p text:style-name="P3"><text:span text:style-name="T2">spinroot_inj_*/*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6.431cm" svg:y1="17.824cm" svg:x2="5.026cm" svg:y2="17.835cm" draw:start-shape="id25" draw:start-glue-point="5" draw:end-shape="id26" draw:end-glue-point="7" svg:d="M6431 17824l-1405 11" svg:viewBox="0 0 1406 12">
          <text:p/>
        </draw:connector>
        <draw:custom-shape draw:style-name="gr32" draw:text-style-name="P22" xml:id="id27" draw:id="id27" draw:layer="layout" svg:width="2.642cm" svg:height="1.016cm" svg:x="2.003cm" svg:y="19.55cm">
          <text:p text:style-name="P3"><text:span text:style-name="T2">Lattice1D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23" xml:id="id28" draw:id="id28" draw:layer="layout" svg:width="3.683cm" svg:height="0.889cm" svg:x="1.47cm" svg:y="21.582cm">
          <text:p text:style-name="P3"><text:span text:style-name="T2">deltaset/*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.184cm" svg:y1="18.28cm" svg:x2="3.324cm" svg:y2="19.55cm" draw:start-shape="id26" draw:start-glue-point="6" draw:end-shape="id27" svg:d="M3184 18280l140 1270" svg:viewBox="0 0 141 1271">
          <text:p/>
        </draw:connector>
        <draw:connector draw:style-name="gr13" draw:text-style-name="P14" draw:layer="layout" draw:type="line" svg:x1="3.324cm" svg:y1="20.566cm" svg:x2="3.311cm" svg:y2="21.582cm" draw:start-shape="id27" draw:start-glue-point="6" draw:end-shape="id28" svg:d="M3324 20566l-13 1016" svg:viewBox="0 0 14 1017">
          <text:p/>
        </draw:connector>
        <draw:custom-shape draw:style-name="gr33" draw:text-style-name="P22" xml:id="id29" draw:id="id29" draw:layer="layout" svg:width="3.744cm" svg:height="1.016cm" svg:x="1.409cm" svg:y="23.995cm">
          <text:p text:style-name="P3"><text:span text:style-name="T2">LatticeAnalysi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3.311cm" svg:y1="22.471cm" svg:x2="3.281cm" svg:y2="23.995cm" draw:start-shape="id28" draw:start-glue-point="6" draw:end-shape="id29" draw:end-glue-point="4" svg:d="M3311 22471l-30 1524" svg:viewBox="0 0 31 1525">
          <text:p/>
        </draw:connector>
        <draw:custom-shape draw:style-name="gr34" draw:text-style-name="P24" xml:id="id59" draw:id="id59" draw:layer="layout" svg:width="4.166cm" svg:height="1.016cm" svg:x="32.75cm" svg:y="19.76cm">
          <text:p text:style-name="P3"><text:span text:style-name="T2">GetQuantile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19" xml:id="id30" draw:id="id30" draw:layer="layout" svg:width="4.166cm" svg:height="1.016cm" svg:x="26.064cm" svg:y="1.432cm">
          <text:p text:style-name="P3"><text:span text:style-name="T2">SlicePlo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4cm" svg:y2="1.94cm" draw:start-shape="id9" draw:start-glue-point="4" draw:end-shape="id30" draw:end-glue-point="5" svg:d="M23692 5572v-3632h2372" svg:viewBox="0 0 2373 3633">
          <text:p/>
        </draw:connector>
        <draw:custom-shape draw:style-name="gr15" draw:text-style-name="P15" xml:id="id44" draw:id="id44" draw:layer="layout" svg:width="3.866cm" svg:height="1.016cm" svg:x="32.992cm" svg:y="15.29cm">
          <text:p text:style-name="P3"><text:span text:style-name="T2">Tabulate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5.643cm" svg:y1="26.65cm" svg:x2="15.615cm" svg:y2="27.532cm" draw:start-shape="id16" draw:start-glue-point="6" draw:end-shape="id17" draw:end-glue-point="4" svg:d="M15643 26650l-28 882" svg:viewBox="0 0 29 883">
          <text:p/>
        </draw:connector>
        <draw:custom-shape draw:style-name="gr36" draw:text-style-name="P13" xml:id="id31" draw:id="id31" draw:layer="layout" svg:width="5.08cm" svg:height="1.016cm" svg:x="3.929cm" svg:y="1.843cm">
          <text:p text:style-name="P3"><text:span text:style-name="T2">skimAccidental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12" xml:id="id32" draw:id="id32" draw:layer="layout" svg:width="4.519cm" svg:height="0.889cm" svg:x="4.209cm" svg:y="3.629cm">
          <text:p text:style-name="P3"><text:span text:style-name="T2">accidentals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2.297cm" svg:y1="2.08cm" svg:x2="9.009cm" svg:y2="2.351cm" draw:start-shape="id1" draw:start-glue-point="5" draw:end-shape="id31" draw:end-glue-point="7" svg:d="M12297 2080h-502l-2244 271h-542" svg:viewBox="0 0 3289 272">
          <text:p/>
        </draw:connector>
        <draw:connector draw:style-name="gr13" draw:text-style-name="P14" draw:layer="layout" draw:type="line" svg:x1="6.469cm" svg:y1="2.859cm" svg:x2="6.469cm" svg:y2="3.629cm" draw:start-shape="id31" draw:start-glue-point="6" draw:end-shape="id32" draw:end-glue-point="4" svg:d="M6469 2859v770" svg:viewBox="0 0 1 771">
          <text:p/>
        </draw:connector>
        <draw:custom-shape draw:style-name="gr10" draw:text-style-name="P13" xml:id="id33" draw:id="id33" draw:layer="layout" svg:width="4.699cm" svg:height="1.016cm" svg:x="4.118cm" svg:y="5.28cm">
          <text:p text:style-name="P3"><text:span text:style-name="T2">drawAccidental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6.469cm" svg:y1="4.518cm" svg:x2="6.468cm" svg:y2="5.28cm" draw:start-shape="id32" draw:start-glue-point="6" draw:end-shape="id33" draw:end-glue-point="4" svg:d="M6469 4518l-1 762" svg:viewBox="0 0 2 763">
          <text:p/>
        </draw:connector>
        <draw:custom-shape draw:style-name="gr19" draw:text-style-name="P12" xml:id="id35" draw:id="id35" draw:layer="layout" svg:width="3.683cm" svg:height="1.524cm" svg:x="6.842cm" svg:y="22.122cm">
          <text:p text:style-name="P3"><text:span text:style-name="T2">plots.root</text:span></text:p>
          <text:p text:style-name="P3"><text:span text:style-name="T3">from dat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0" draw:text-style-name="P22" xml:id="id34" draw:id="id34" draw:layer="layout" svg:width="4.699cm" svg:height="1.016cm" svg:x="8.32cm" svg:y="19.161cm">
          <text:p text:style-name="P3"><text:span text:style-name="T2">MhDecompose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5.549cm" svg:y1="16.137cm" svg:x2="13.019cm" svg:y2="19.669cm" draw:start-shape="id24" draw:start-glue-point="6" draw:end-shape="id34" draw:end-glue-point="7" svg:d="M15549 16137v3532h-2530" svg:viewBox="0 0 2531 3533">
          <text:p/>
        </draw:connector>
        <draw:connector draw:style-name="gr13" draw:text-style-name="P14" draw:layer="layout" draw:type="lines" svg:x1="8.683cm" svg:y1="22.122cm" svg:x2="10.67cm" svg:y2="20.177cm" draw:start-shape="id35" draw:start-glue-point="4" draw:end-shape="id34" draw:end-glue-point="6" svg:d="M8683 22122v-501l1987-942v-502" svg:viewBox="0 0 1988 1946">
          <text:p/>
        </draw:connector>
        <draw:custom-shape draw:style-name="gr38" draw:text-style-name="P25" xml:id="id36" draw:id="id36" draw:layer="layout" svg:width="3.683cm" svg:height="0.889cm" svg:x="11.033cm" svg:y="22.503cm">
          <text:p text:style-name="P3"><text:span text:style-name="T2">mhdecomp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0.67cm" svg:y1="20.177cm" svg:x2="12.874cm" svg:y2="22.503cm" draw:start-shape="id34" draw:start-glue-point="6" draw:end-shape="id36" draw:end-glue-point="4" svg:d="M10670 20177v502l2204 1322v502" svg:viewBox="0 0 2205 2327">
          <text:p/>
        </draw:connector>
        <draw:custom-shape draw:style-name="gr12" draw:text-style-name="P12" xml:id="id5" draw:id="id5" draw:layer="layout" svg:width="3.683cm" svg:height="1.016cm" svg:x="13.7cm" svg:y="11.642cm">
          <text:p text:style-name="P3"><text:span text:style-name="T2">outroot.diph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9" draw:text-style-name="P26" xml:id="id37" draw:id="id37" draw:layer="layout" svg:width="3.81cm" svg:height="1.016cm" svg:x="7.604cm" svg:y="12.384cm">
          <text:p text:style-name="P3"><text:span text:style-name="T2">RePair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13.7cm" svg:y1="12.15cm" svg:x2="11.414cm" svg:y2="12.892cm" draw:start-shape="id5" draw:start-glue-point="5" draw:end-shape="id37" svg:d="M13700 12150h-502l-1242 742h-542" svg:viewBox="0 0 2287 743">
          <text:p/>
        </draw:connector>
        <draw:connector draw:style-name="gr13" draw:text-style-name="P14" draw:layer="layout" draw:type="lines" svg:x1="11.414cm" svg:y1="12.892cm" svg:x2="13.7cm" svg:y2="13.849cm" draw:start-shape="id37" draw:start-glue-point="7" draw:end-shape="id38" draw:end-glue-point="5" svg:d="M11414 12892h542l1242 957h502" svg:viewBox="0 0 2287 958">
          <text:p/>
        </draw:connector>
        <draw:connector draw:style-name="gr13" draw:text-style-name="P14" draw:layer="layout" draw:type="lines" svg:x1="13.7cm" svg:y1="13.849cm" svg:x2="11.468cm" svg:y2="14.924cm" draw:start-shape="id38" draw:start-glue-point="5" draw:end-shape="id39" draw:end-glue-point="7" svg:d="M13700 13849h-502l-1189 1075h-541" svg:viewBox="0 0 2233 1076">
          <text:p/>
        </draw:connector>
        <draw:connector draw:style-name="gr13" draw:text-style-name="P14" draw:layer="layout" draw:type="lines" svg:x1="11.468cm" svg:y1="14.924cm" svg:x2="13.708cm" svg:y2="15.582cm" draw:start-shape="id39" draw:start-glue-point="7" draw:end-shape="id24" draw:end-glue-point="5" svg:d="M11468 14924h541l1197 658h502" svg:viewBox="0 0 2241 659">
          <text:p/>
        </draw:connector>
        <draw:connector draw:style-name="gr13" draw:text-style-name="P14" draw:layer="layout" draw:type="lines" svg:x1="24.836cm" svg:y1="16.818cm" svg:x2="27.304cm" svg:y2="17.816cm" draw:start-shape="id7" draw:start-glue-point="7" draw:end-shape="id14" svg:d="M24836 16818h541l1425 998h502" svg:viewBox="0 0 2469 999">
          <text:p/>
        </draw:connector>
        <draw:connector draw:style-name="gr13" draw:text-style-name="P14" draw:layer="layout" draw:type="lines" svg:x1="27.304cm" svg:y1="17.816cm" svg:x2="24.958cm" svg:y2="18.28cm" draw:start-shape="id14" draw:start-glue-point="5" draw:end-shape="id40" draw:end-glue-point="7" svg:d="M27304 17816h-502l-1342 464h-502" svg:viewBox="0 0 2347 465">
          <text:p/>
        </draw:connector>
        <draw:connector draw:style-name="gr13" draw:text-style-name="P14" draw:layer="layout" draw:type="lines" svg:x1="24.958cm" svg:y1="18.28cm" svg:x2="27.304cm" svg:y2="19.221cm" draw:start-shape="id40" draw:start-glue-point="7" draw:end-shape="id41" draw:end-glue-point="5" svg:d="M24958 18280h502l1342 941h502" svg:viewBox="0 0 2347 942">
          <text:p/>
        </draw:connector>
        <draw:connector draw:style-name="gr13" draw:text-style-name="P14" draw:layer="layout" draw:type="lines" svg:x1="27.304cm" svg:y1="19.221cm" svg:x2="24.959cm" svg:y2="19.781cm" draw:start-shape="id41" draw:start-glue-point="5" draw:end-shape="id42" svg:d="M27304 19221h-502l-1341 560h-502" svg:viewBox="0 0 2346 561">
          <text:p/>
        </draw:connector>
        <draw:connector draw:style-name="gr13" draw:text-style-name="P14" draw:layer="layout" draw:type="lines" svg:x1="24.959cm" svg:y1="19.781cm" svg:x2="27.304cm" svg:y2="20.721cm" draw:start-shape="id42" draw:start-glue-point="7" draw:end-shape="id43" draw:end-glue-point="5" svg:d="M24959 19781h502l1341 940h502" svg:viewBox="0 0 2346 941">
          <text:p/>
        </draw:connector>
        <draw:connector draw:style-name="gr13" draw:text-style-name="P14" draw:layer="layout" draw:type="lines" svg:x1="30.987cm" svg:y1="20.721cm" svg:x2="32.992cm" svg:y2="15.798cm" draw:start-shape="id43" draw:start-glue-point="7" draw:end-shape="id44" draw:end-glue-point="5" svg:d="M30987 20721h501l1003-4923h501" svg:viewBox="0 0 2006 4924">
          <text:p/>
        </draw:connector>
        <draw:connector draw:style-name="gr13" draw:text-style-name="P14" draw:layer="layout" draw:type="lines" svg:x1="30.987cm" svg:y1="20.721cm" svg:x2="33.048cm" svg:y2="17.195cm" draw:start-shape="id43" draw:start-glue-point="7" draw:end-shape="id45" draw:end-glue-point="5" svg:d="M30987 20721h501l1059-3526h501" svg:viewBox="0 0 2062 3527">
          <text:p/>
        </draw:connector>
        <draw:connector draw:style-name="gr13" draw:text-style-name="P14" draw:layer="layout" draw:type="lines" svg:x1="30.987cm" svg:y1="20.721cm" svg:x2="32.992cm" svg:y2="18.592cm" draw:start-shape="id43" draw:start-glue-point="7" draw:end-shape="id46" draw:end-glue-point="5" svg:d="M30987 20721h501l1003-2129h501" svg:viewBox="0 0 2006 2130">
          <text:p/>
        </draw:connector>
        <draw:connector draw:style-name="gr13" draw:text-style-name="P14" draw:layer="layout" draw:line-skew="0.295cm" svg:x1="18.153cm" svg:y1="13.583cm" svg:x2="20.805cm" svg:y2="22.687cm" draw:start-shape="id6" draw:start-glue-point="7" draw:end-shape="id47" draw:end-glue-point="5" svg:d="M18153 13583h1601v9104h1051" svg:viewBox="0 0 2653 9105">
          <text:p/>
        </draw:connector>
        <draw:custom-shape draw:style-name="gr11" draw:text-style-name="P12" xml:id="id48" draw:id="id48" draw:layer="layout" svg:width="3.683cm" svg:height="0.889cm" svg:x="27.316cm" svg:y="21.652cm">
          <draw:glue-point draw:id="8" svg:x="2.514cm" svg:y="5.016cm"/>
          <text:p text:style-name="P3"><text:span text:style-name="T2">catTree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5.504cm" svg:y1="22.687cm" svg:x2="27.316cm" svg:y2="22.096cm" draw:start-shape="id47" draw:start-glue-point="7" draw:end-shape="id48" draw:end-glue-point="5" svg:d="M25504 22687h541l769-591h502" svg:viewBox="0 0 1813 592">
          <text:p/>
        </draw:connector>
        <draw:custom-shape draw:style-name="gr40" draw:text-style-name="P27" xml:id="id47" draw:id="id47" draw:layer="layout" svg:width="4.699cm" svg:height="0.702cm" svg:x="20.805cm" svg:y="22.336cm">
          <text:p text:style-name="P3"><text:span text:style-name="T2">singleBinTreeMaker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4" xml:id="id50" draw:id="id50" draw:layer="layout" svg:width="3.866cm" svg:height="1.016cm" svg:x="26.433cm" svg:y="25.04cm">
          <text:p text:style-name="P3"><text:span text:style-name="T2">asymBruFi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9" draw:id="id49" draw:layer="layout" svg:width="3.683cm" svg:height="0.889cm" svg:x="21.301cm" svg:y="24.272cm">
          <text:p text:style-name="P3"><text:span text:style-name="T2">catTreeMC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2" draw:text-style-name="P14" draw:layer="layout" draw:type="lines" svg:x1="23.155cm" svg:y1="23.038cm" svg:x2="23.142cm" svg:y2="24.272cm" draw:start-shape="id47" draw:start-glue-point="6" draw:end-shape="id49" draw:end-glue-point="4" svg:d="M23155 23038v542l-13 190v502" svg:viewBox="0 0 14 1235">
          <text:p text:style-name="P3"><text:span text:style-name="T4">on MC data</text:span></text:p>
        </draw:connector>
        <draw:connector draw:style-name="gr42" draw:text-style-name="P14" draw:layer="layout" draw:type="lines" svg:x1="24.984cm" svg:y1="24.716cm" svg:x2="26.433cm" svg:y2="25.548cm" draw:start-shape="id49" draw:start-glue-point="7" draw:end-shape="id50" draw:end-glue-point="5" svg:d="M24984 24716h501l447 832h501" svg:viewBox="0 0 1450 833">
          <text:p text:style-name="P3"><text:span text:style-name="T4">optional</text:span></text:p>
        </draw:connector>
        <draw:connector draw:style-name="gr13" draw:text-style-name="P14" draw:layer="layout" draw:type="lines" svg:x1="29.157cm" svg:y1="22.541cm" svg:x2="28.366cm" svg:y2="25.04cm" draw:start-shape="id48" draw:start-glue-point="6" draw:end-shape="id50" svg:d="M29157 22541v501l-791 1497v501" svg:viewBox="0 0 792 2500">
          <text:p/>
        </draw:connector>
        <draw:custom-shape draw:style-name="gr11" draw:text-style-name="P12" xml:id="id51" draw:id="id51" draw:layer="layout" svg:width="3.683cm" svg:height="0.889cm" svg:x="26.535cm" svg:y="27.688cm">
          <text:p text:style-name="P3"><text:span text:style-name="T2">brufit resul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3" draw:text-style-name="P4" xml:id="id52" draw:id="id52" draw:layer="layout" svg:width="3.61cm" svg:height="1.016cm" svg:x="21.301cm" svg:y="28.296cm">
          <text:p text:style-name="P3"><text:span text:style-name="T2">drawBru.C</text:span></text:p>
          <text:p text:style-name="P3"><text:span text:style-name="T5">(called by asymBruFit.C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53" draw:id="id53" draw:layer="layout" svg:width="3.683cm" svg:height="0.889cm" svg:x="26.535cm" svg:y="29.085cm">
          <text:p text:style-name="P3"><text:span text:style-name="T2">asym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535cm" svg:y1="28.132cm" svg:x2="24.911cm" svg:y2="28.804cm" draw:start-shape="id51" draw:start-glue-point="5" draw:end-shape="id52" draw:end-glue-point="7" svg:d="M26535 28132h-502l-620 672h-502" svg:viewBox="0 0 1625 673">
          <text:p/>
        </draw:connector>
        <draw:connector draw:style-name="gr13" draw:text-style-name="P14" draw:layer="layout" draw:type="lines" svg:x1="24.911cm" svg:y1="28.804cm" svg:x2="26.535cm" svg:y2="29.529cm" draw:start-shape="id52" draw:start-glue-point="7" draw:end-shape="id53" draw:end-glue-point="5" svg:d="M24911 28804h502l620 725h502" svg:viewBox="0 0 1625 726">
          <text:p/>
        </draw:connector>
        <draw:custom-shape draw:style-name="gr44" draw:text-style-name="P4" xml:id="id55" draw:id="id55" draw:layer="layout" svg:width="4.197cm" svg:height="1.016cm" svg:x="31.988cm" svg:y="27.826cm">
          <text:p text:style-name="P3"><text:span text:style-name="T2">CompareBru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28" draw:layer="layout" svg:width="2.146cm" svg:height="1.016cm" svg:x="32.786cm" svg:y="30.039cm">
          <text:p text:style-name="P3"><text:span text:style-name="T2">pwPlot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645cm" svg:y1="29.324cm" svg:x2="31.988cm" svg:y2="28.334cm" draw:start-shape="id54" draw:end-shape="id55" draw:end-glue-point="5" svg:d="M30645 29324h502l339-990h502" svg:viewBox="0 0 1344 991">
          <text:p/>
        </draw:connector>
        <draw:connector draw:style-name="gr13" draw:text-style-name="P14" draw:layer="layout" draw:type="lines" svg:x1="30.645cm" svg:y1="29.324cm" svg:x2="32.142cm" svg:y2="30.247cm" draw:start-shape="id54" draw:end-shape="id56" draw:end-glue-point="5" svg:d="M30645 29324h502l493 923h502" svg:viewBox="0 0 1498 924">
          <text:p/>
        </draw:connector>
        <draw:connector draw:style-name="gr13" draw:text-style-name="P14" draw:layer="layout" draw:type="lines" svg:x1="28.366cm" svg:y1="26.056cm" svg:x2="28.376cm" svg:y2="27.688cm" draw:start-shape="id50" draw:start-glue-point="6" draw:end-shape="id51" draw:end-glue-point="4" svg:d="M28366 26056v502l10 628v502" svg:viewBox="0 0 11 1633">
          <text:p/>
        </draw:connector>
        <draw:custom-shape draw:style-name="gr46" draw:text-style-name="P26" xml:id="id57" draw:id="id57" draw:layer="layout" svg:width="5.08cm" svg:height="1.016cm" svg:x="21.066cm" svg:y="35.44cm">
          <text:p text:style-name="P3"><text:span text:style-name="T2">diagnosticsDiphoto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0.149cm" svg:x1="18.153cm" svg:y1="13.583cm" svg:x2="21.066cm" svg:y2="35.948cm" draw:start-shape="id6" draw:start-glue-point="7" draw:end-shape="id57" draw:end-glue-point="5" svg:d="M18153 13583h1580v22365h1333" svg:viewBox="0 0 2914 22366">
          <text:p/>
        </draw:connector>
        <draw:custom-shape draw:style-name="gr47" draw:text-style-name="P12" xml:id="id62" draw:id="id62" draw:layer="layout" svg:width="3.81cm" svg:height="0.643cm" svg:x="27.397cm" svg:y="34.917cm">
          <text:p text:style-name="P3"><text:span text:style-name="T2">ca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146cm" svg:y1="35.948cm" svg:x2="27.398cm" svg:y2="36.158cm" draw:start-shape="id57" draw:start-glue-point="7" draw:end-shape="id58" draw:end-glue-point="5" svg:d="M26146 35948h554l197 210h501" svg:viewBox="0 0 1253 211">
          <text:p/>
        </draw:connector>
        <draw:connector draw:style-name="gr13" draw:text-style-name="P14" draw:layer="layout" draw:type="lines" svg:x1="30.999cm" svg:y1="22.096cm" svg:x2="32.75cm" svg:y2="20.268cm" draw:start-shape="id48" draw:start-glue-point="7" draw:end-shape="id59" draw:end-glue-point="5" svg:d="M30999 22096h501l749-1828h501" svg:viewBox="0 0 1752 1829">
          <text:p/>
        </draw:connector>
        <draw:custom-shape draw:style-name="gr29" draw:text-style-name="P19" xml:id="id60" draw:id="id60" draw:layer="layout" svg:width="5.585cm" svg:height="1.016cm" svg:x="26.063cm" svg:y="2.532cm">
          <text:p text:style-name="P3"><text:span text:style-name="T2">Compare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3cm" svg:y2="3.04cm" draw:start-shape="id9" draw:start-glue-point="4" draw:end-shape="id60" draw:end-glue-point="5" svg:d="M23692 5572v-2532h2371" svg:viewBox="0 0 2372 2533">
          <text:p/>
        </draw:connector>
        <draw:custom-shape draw:style-name="gr48" draw:text-style-name="P29" xml:id="id61" draw:id="id61" draw:layer="layout" svg:width="4.166cm" svg:height="1.016cm" svg:x="32.751cm" svg:y="20.861cm">
          <text:p text:style-name="P3"><text:span text:style-name="T2">DrawCatTree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999cm" svg:y1="22.096cm" svg:x2="32.751cm" svg:y2="21.369cm" draw:start-shape="id48" draw:start-glue-point="7" draw:end-shape="id61" svg:d="M30999 22096h501l750-727h501" svg:viewBox="0 0 1753 728">
          <text:p/>
        </draw:connector>
        <draw:custom-shape draw:style-name="gr49" draw:text-style-name="P26" xml:id="id64" draw:id="id64" draw:layer="layout" svg:width="3.056cm" svg:height="0.905cm" svg:x="32.677cm" svg:y="33.131cm">
          <text:p text:style-name="P3"><text:span text:style-name="T2">diphotonFit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0" draw:text-style-name="P12" xml:id="id65" draw:id="id65" draw:layer="layout" svg:width="3.81cm" svg:height="0.66cm" svg:x="27.397cm" svg:y="34.001cm">
          <text:p text:style-name="P3"><text:span text:style-name="T2">fi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31.207cm" svg:y1="35.239cm" svg:x2="33.744cm" svg:y2="35.077cm" draw:start-shape="id62" draw:start-glue-point="7" draw:end-shape="id63" draw:end-glue-point="5" svg:d="M31207 35239h502l1534-162h501" svg:viewBox="0 0 2538 163">
          <text:p/>
        </draw:connector>
        <draw:connector draw:style-name="gr13" draw:text-style-name="P14" draw:layer="layout" draw:type="lines" svg:x1="32.677cm" svg:y1="33.584cm" svg:x2="31.207cm" svg:y2="34.331cm" draw:start-shape="id64" draw:start-glue-point="5" draw:end-shape="id65" draw:end-glue-point="7" svg:d="M32677 33584h-501l-467 747h-502" svg:viewBox="0 0 1471 748">
          <text:p/>
        </draw:connector>
        <draw:custom-shape draw:style-name="gr51" draw:text-style-name="P26" xml:id="id66" draw:id="id66" draw:layer="layout" svg:width="4.024cm" svg:height="1.091cm" svg:x="20.612cm" svg:y="31.088cm">
          <text:p text:style-name="P3"><text:span text:style-name="T2">bgCorrecter.C</text:span></text:p>
          <text:p text:style-name="P3"><text:span text:style-name="T6">(needs sig and bg files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2" draw:text-style-name="P12" xml:id="id67" draw:id="id67" draw:layer="layout" svg:width="4.191cm" svg:height="0.889cm" svg:x="26.327cm" svg:y="30.485cm">
          <text:p text:style-name="P3"><text:span text:style-name="T2">asymBGcorr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535cm" svg:y1="29.529cm" svg:x2="22.624cm" svg:y2="31.088cm" draw:start-shape="id53" draw:end-shape="id66" draw:end-glue-point="4" svg:d="M26535 29529h-502l-3409 1057v502" svg:viewBox="0 0 3912 1560">
          <text:p/>
        </draw:connector>
        <draw:connector draw:style-name="gr13" draw:text-style-name="P14" draw:layer="layout" draw:type="lines" svg:x1="27.397cm" svg:y1="34.331cm" svg:x2="22.624cm" svg:y2="32.179cm" draw:start-shape="id65" draw:start-glue-point="5" draw:end-shape="id66" draw:end-glue-point="6" svg:d="M27397 34331h-501l-4272-1651v-501" svg:viewBox="0 0 4774 2153">
          <text:p/>
        </draw:connector>
        <draw:connector draw:style-name="gr13" draw:text-style-name="P14" draw:layer="layout" draw:type="lines" svg:x1="24.636cm" svg:y1="31.634cm" svg:x2="26.327cm" svg:y2="30.929cm" draw:start-shape="id66" draw:start-glue-point="7" draw:end-shape="id67" draw:end-glue-point="5" svg:d="M24636 31634h502l687-705h502" svg:viewBox="0 0 1692 706">
          <text:p/>
        </draw:connector>
        <draw:custom-shape draw:style-name="gr47" draw:text-style-name="P12" xml:id="id58" draw:id="id58" draw:layer="layout" svg:width="3.81cm" svg:height="0.643cm" svg:x="27.398cm" svg:y="35.836cm">
          <text:p text:style-name="P3"><text:span text:style-name="T2">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3" draw:text-style-name="P26" xml:id="id68" draw:id="id68" draw:layer="layout" svg:width="2.582cm" svg:height="1.016cm" svg:x="32.812cm" svg:y="35.725cm">
          <text:p text:style-name="P3"><text:span text:style-name="T2">hadd</text:span></text:p>
          <text:p text:style-name="P3"><text:span text:style-name="T4">(auto-called by </text:span></text:p>
          <text:p text:style-name="P3"><text:span text:style-name="T4">condor/slurm wrapp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1.208cm" svg:y1="36.158cm" svg:x2="32.812cm" svg:y2="36.233cm" draw:start-shape="id58" draw:start-glue-point="7" draw:end-shape="id68" draw:end-glue-point="5" svg:d="M31208 36158h502l601 75h501" svg:viewBox="0 0 1605 76">
          <text:p/>
        </draw:connector>
        <draw:connector draw:style-name="gr13" draw:text-style-name="P14" draw:layer="layout" draw:type="lines" svg:x1="32.812cm" svg:y1="36.233cm" svg:x2="31.207cm" svg:y2="35.239cm" draw:start-shape="id68" draw:start-glue-point="5" draw:end-shape="id62" draw:end-glue-point="7" svg:d="M32812 36233h-501l-602-994h-502" svg:viewBox="0 0 1606 995">
          <text:p/>
        </draw:connector>
        <draw:line draw:style-name="gr54" draw:text-style-name="P14" draw:layer="layout" svg:x1="19.727cm" svg:y1="36.179cm" svg:x2="19.727cm" svg:y2="9.001cm">
          <text:p/>
        </draw:line>
        <draw:line draw:style-name="gr55" draw:text-style-name="P14" draw:layer="layout" svg:x1="18.145cm" svg:y1="13.573cm" svg:x2="19.669cm" svg:y2="13.573cm">
          <text:p/>
        </draw:line>
        <draw:line draw:style-name="gr56" draw:text-style-name="P14" draw:layer="layout" svg:x1="18.145cm" svg:y1="13.573cm" svg:x2="19.373cm" svg:y2="13.583cm">
          <text:p/>
        </draw:line>
        <draw:connector draw:style-name="gr13" draw:text-style-name="P14" draw:layer="layout" draw:line-skew="1.292cm" svg:x1="34.906cm" svg:y1="23.628cm" svg:x2="34.782cm" svg:y2="35.077cm" draw:start-shape="id69" draw:start-glue-point="7" draw:end-shape="id63" draw:end-glue-point="7" svg:d="M34906 23628h1794v11449h-1918" svg:viewBox="0 0 1919 11450">
          <text:p/>
        </draw:connector>
        <draw:custom-shape draw:style-name="gr57" draw:text-style-name="P31" xml:id="id63" draw:id="id63" draw:layer="layout" svg:width="1.038cm" svg:height="0.643cm" svg:x="33.744cm" svg:y="34.755cm">
          <text:p text:style-name="P30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4.263cm" svg:y1="34.755cm" svg:x2="34.205cm" svg:y2="34.036cm" draw:start-shape="id63" draw:start-glue-point="4" draw:end-shape="id64" draw:end-glue-point="6" svg:d="M34263 34755l-58-719" svg:viewBox="0 0 59 720">
          <text:p/>
        </draw:connector>
        <draw:custom-shape draw:style-name="gr58" draw:text-style-name="P32" xml:id="id70" draw:id="id70" draw:layer="layout" svg:width="2.85cm" svg:height="0.716cm" svg:x="32.999cm" svg:y="24.611cm">
          <text:p text:style-name="P3"><text:span text:style-name="T2">sPlotBru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71" draw:id="id71" draw:layer="layout" svg:width="3.683cm" svg:height="0.889cm" svg:x="32.606cm" svg:y="26.158cm">
          <text:p text:style-name="P3"><text:span text:style-name="T2">$sPlotDir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30.082cm" svg:y1="22.541cm" svg:x2="33.868cm" svg:y2="23.628cm" draw:start-shape="id48" draw:start-glue-point="8" draw:end-shape="id69" draw:end-glue-point="5" svg:d="M30082 22541v1087h3786" svg:viewBox="0 0 3787 1088">
          <text:p/>
        </draw:connector>
        <draw:custom-shape draw:style-name="gr57" draw:text-style-name="P31" xml:id="id69" draw:id="id69" draw:layer="layout" svg:width="1.038cm" svg:height="0.643cm" svg:x="33.868cm" svg:y="23.306cm">
          <text:p text:style-name="P30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4.387cm" svg:y1="23.949cm" svg:x2="34.424cm" svg:y2="24.611cm" draw:start-shape="id69" draw:start-glue-point="6" draw:end-shape="id70" draw:end-glue-point="4" svg:d="M34387 23949l37 662" svg:viewBox="0 0 38 663">
          <text:p/>
        </draw:connector>
        <draw:connector draw:style-name="gr13" draw:text-style-name="P14" draw:layer="layout" draw:type="line" svg:x1="34.424cm" svg:y1="25.327cm" svg:x2="34.447cm" svg:y2="26.158cm" draw:start-shape="id70" draw:start-glue-point="6" draw:end-shape="id71" draw:end-glue-point="4" svg:d="M34424 25327l23 831" svg:viewBox="0 0 24 832">
          <text:p/>
        </draw:connector>
        <draw:connector draw:style-name="gr42" draw:text-style-name="P14" draw:layer="layout" draw:type="lines" svg:x1="32.606cm" svg:y1="26.602cm" svg:x2="30.299cm" svg:y2="25.548cm" draw:start-shape="id71" draw:start-glue-point="5" draw:end-shape="id50" draw:end-glue-point="7" svg:d="M32606 26602h-502l-1303-1054h-502" svg:viewBox="0 0 2308 1055">
          <text:p text:style-name="P3"><text:span text:style-name="T4">optional</text:span></text:p>
        </draw:connector>
        <draw:custom-shape draw:style-name="gr48" draw:text-style-name="P29" xml:id="id72" draw:id="id72" draw:layer="layout" svg:width="4.166cm" svg:height="1.016cm" svg:x="32.752cm" svg:y="21.962cm">
          <text:p text:style-name="P3"><text:span text:style-name="T8">Comp</text:span><text:span text:style-name="T8">areCa</text:span><text:span text:style-name="T8">tTree</text:span><text:span text:style-name="T8">Dists.</text:span><text:span text:style-name="T8">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999cm" svg:y1="22.096cm" svg:x2="32.752cm" svg:y2="22.47cm" draw:start-shape="id48" draw:start-glue-point="7" draw:end-shape="id72" draw:end-glue-point="5" svg:d="M30999 22096h501l751 374h501" svg:viewBox="0 0 1754 3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30T16:51:27.756150831</meta:creation-date>
    <dc:date>2021-09-24T16:33:40.823926455</dc:date>
    <meta:editing-duration>PT22H46M7S</meta:editing-duration>
    <meta:editing-cycles>63</meta:editing-cycles>
    <meta:generator>LibreOffice/6.0.7.3$Linux_X86_64 LibreOffice_project/00m0$Build-3</meta:generator>
    <meta:document-statistic meta:object-count="156"/>
  </office:meta>
</office:document-meta>
</file>